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fo:font-style="normal" officeooo:rsid="000daaba" officeooo:paragraph-rsid="000daaba" style:font-style-asian="normal" style:font-style-complex="normal"/>
    </style:style>
    <style:style style:name="P5" style:family="paragraph" style:parent-style-name="Text_20_body">
      <style:paragraph-properties fo:margin-top="0in" fo:margin-bottom="0in" loext:contextual-spacing="false"/>
      <style:text-properties officeooo:paragraph-rsid="001874a7"/>
    </style:style>
    <style:style style:name="P6" style:family="paragraph" style:parent-style-name="Standard">
      <style:text-properties fo:font-weight="normal" officeooo:rsid="002ddf87" officeooo:paragraph-rsid="0000b2c1" style:font-weight-asian="normal" style:font-weight-complex="normal"/>
    </style:style>
    <style:style style:name="P7" style:family="paragraph" style:parent-style-name="Standard" style:list-style-name="L7">
      <style:text-properties fo:font-weight="normal" officeooo:rsid="00313e99" officeooo:paragraph-rsid="00313e99" style:font-weight-asian="normal" style:font-weight-complex="normal"/>
    </style:style>
    <style:style style:name="P8" style:family="paragraph" style:parent-style-name="Standard">
      <style:text-properties fo:font-weight="normal" officeooo:rsid="00313e99" officeooo:paragraph-rsid="00313e99" style:font-weight-asian="normal" style:font-weight-complex="normal"/>
    </style:style>
    <style:style style:name="P9" style:family="paragraph" style:parent-style-name="Standard" style:list-style-name="L8">
      <style:text-properties fo:font-weight="normal" officeooo:rsid="00313e99" officeooo:paragraph-rsid="00313e99" style:font-weight-asian="normal" style:font-weight-complex="normal"/>
    </style:style>
    <style:style style:name="P10" style:family="paragraph" style:parent-style-name="Standard" style:list-style-name="L9">
      <style:text-properties fo:font-weight="normal" officeooo:rsid="00313e99" officeooo:paragraph-rsid="00313e99" style:font-weight-asian="normal" style:font-weight-complex="normal"/>
    </style:style>
    <style:style style:name="P11" style:family="paragraph" style:parent-style-name="Standard" style:list-style-name="L9">
      <style:text-properties fo:font-weight="normal" officeooo:rsid="00313e99" officeooo:paragraph-rsid="003242bd" style:font-weight-asian="normal" style:font-weight-complex="normal"/>
    </style:style>
    <style:style style:name="P12" style:family="paragraph" style:parent-style-name="Standard" style:list-style-name="L10">
      <style:text-properties fo:font-weight="normal" officeooo:rsid="003242bd" officeooo:paragraph-rsid="003242bd" style:font-weight-asian="normal" style:font-weight-complex="normal"/>
    </style:style>
    <style:style style:name="P13" style:family="paragraph" style:parent-style-name="Standard">
      <style:text-properties fo:font-weight="normal" officeooo:rsid="003242bd" officeooo:paragraph-rsid="003242bd" style:font-weight-asian="normal" style:font-weight-complex="normal"/>
    </style:style>
    <style:style style:name="P14" style:family="paragraph" style:parent-style-name="Standard" style:list-style-name="L11">
      <style:text-properties fo:font-weight="normal" officeooo:rsid="003242bd" officeooo:paragraph-rsid="003242bd" style:font-weight-asian="normal" style:font-weight-complex="normal"/>
    </style:style>
    <style:style style:name="P15" style:family="paragraph" style:parent-style-name="Standard" style:list-style-name="L12">
      <style:text-properties fo:font-weight="normal" officeooo:rsid="003242bd" officeooo:paragraph-rsid="003242bd" style:font-weight-asian="normal" style:font-weight-complex="normal"/>
    </style:style>
    <style:style style:name="P16" style:family="paragraph" style:parent-style-name="Standard" style:list-style-name="L13">
      <style:text-properties fo:font-weight="normal" officeooo:rsid="003242bd" officeooo:paragraph-rsid="003242bd" style:font-weight-asian="normal" style:font-weight-complex="normal"/>
    </style:style>
    <style:style style:name="P17" style:family="paragraph" style:parent-style-name="Standard" style:list-style-name="L13">
      <style:text-properties fo:font-weight="normal" officeooo:rsid="003242bd" officeooo:paragraph-rsid="003299dc" style:font-weight-asian="normal" style:font-weight-complex="normal"/>
    </style:style>
    <style:style style:name="P18" style:family="paragraph" style:parent-style-name="Standard">
      <style:text-properties fo:font-weight="normal" officeooo:rsid="003242bd" officeooo:paragraph-rsid="003299dc" style:font-weight-asian="normal" style:font-weight-complex="normal"/>
    </style:style>
    <style:style style:name="P19" style:family="paragraph" style:parent-style-name="Standard" style:list-style-name="L14">
      <style:text-properties fo:font-weight="normal" officeooo:rsid="003242bd" officeooo:paragraph-rsid="003299dc" style:font-weight-asian="normal" style:font-weight-complex="normal"/>
    </style:style>
    <style:style style:name="P20" style:family="paragraph" style:parent-style-name="Standard" style:list-style-name="L14">
      <style:text-properties fo:font-weight="normal" officeooo:rsid="003299dc" officeooo:paragraph-rsid="003299dc" style:font-weight-asian="normal" style:font-weight-complex="normal"/>
    </style:style>
    <style:style style:name="P21" style:family="paragraph" style:parent-style-name="Standard">
      <style:text-properties fo:font-weight="normal" officeooo:rsid="003299dc" officeooo:paragraph-rsid="003299dc" style:font-weight-asian="normal" style:font-weight-complex="normal"/>
    </style:style>
    <style:style style:name="P22" style:family="paragraph" style:parent-style-name="Standard" style:list-style-name="L15">
      <style:text-properties fo:font-weight="normal" officeooo:rsid="003299dc" officeooo:paragraph-rsid="003299dc" style:font-weight-asian="normal" style:font-weight-complex="normal"/>
    </style:style>
    <style:style style:name="P23" style:family="paragraph" style:parent-style-name="Standard" style:list-style-name="L15">
      <style:text-properties fo:font-weight="normal" officeooo:rsid="0033510c" officeooo:paragraph-rsid="0033510c" style:font-weight-asian="normal" style:font-weight-complex="normal"/>
    </style:style>
    <style:style style:name="P24" style:family="paragraph" style:parent-style-name="Standard" style:list-style-name="L10">
      <style:text-properties officeooo:paragraph-rsid="003242bd"/>
    </style:style>
    <style:style style:name="P25" style:family="paragraph" style:parent-style-name="Standard" style:list-style-name="L14">
      <style:text-properties officeooo:paragraph-rsid="003299dc"/>
    </style:style>
    <style:style style:name="P26" style:family="paragraph" style:parent-style-name="Standard" style:list-style-name="L14">
      <style:text-properties officeooo:rsid="003299dc" officeooo:paragraph-rsid="003299dc"/>
    </style:style>
    <style:style style:name="P27" style:family="paragraph" style:parent-style-name="Standard" style:list-style-name="L15">
      <style:text-properties officeooo:paragraph-rsid="0033510c"/>
    </style:style>
    <style:style style:name="P28" style:family="paragraph" style:parent-style-name="Standard">
      <style:text-properties officeooo:paragraph-rsid="0033510c"/>
    </style:style>
    <style:style style:name="P29" style:family="paragraph" style:parent-style-name="Standard" style:list-style-name="L17">
      <style:text-properties officeooo:paragraph-rsid="0033510c"/>
    </style:style>
    <style:style style:name="P30" style:family="paragraph" style:parent-style-name="Text_20_body" style:list-style-name="L1">
      <style:paragraph-properties fo:margin-top="0in" fo:margin-bottom="0in" loext:contextual-spacing="false"/>
      <style:text-properties officeooo:paragraph-rsid="002dcc31"/>
    </style:style>
    <style:style style:name="T1" style:family="text">
      <style:text-properties officeooo:rsid="000daaba"/>
    </style:style>
    <style:style style:name="T2" style:family="text">
      <style:text-properties fo:font-style="normal" officeooo:rsid="000daaba" style:font-style-asian="normal" style:font-style-complex="normal"/>
    </style:style>
    <style:style style:name="T3" style:family="text">
      <style:text-properties fo:font-style="normal" officeooo:rsid="002f829b" style:font-style-asian="normal" style:font-style-complex="normal"/>
    </style:style>
    <style:style style:name="T4" style:family="text">
      <style:text-properties fo:font-size="12pt" fo:font-style="normal" fo:font-weight="normal" officeooo:rsid="000daaba"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2f829b" style:font-size-asian="12pt" style:font-style-asian="normal" style:font-weight-asian="normal" style:font-size-complex="12pt"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3242bd" style:font-weight-asian="normal" style:font-weight-complex="normal"/>
    </style:style>
    <style:style style:name="T8" style:family="text">
      <style:text-properties fo:font-weight="normal" officeooo:rsid="003299dc" style:font-weight-asian="normal" style:font-weight-complex="normal"/>
    </style:style>
    <style:style style:name="T9" style:family="text">
      <style:text-properties fo:font-weight="normal" officeooo:rsid="0033510c" style:font-weight-asian="normal" style:font-weight-complex="normal"/>
    </style:style>
    <style:style style:name="T10" style:family="text">
      <style:text-properties officeooo:rsid="002dcc31"/>
    </style:style>
    <style:style style:name="T11" style:family="text">
      <style:text-properties officeooo:rsid="002f829b"/>
    </style:style>
    <style:style style:name="T12" style:family="text">
      <style:text-properties officeooo:rsid="003299dc"/>
    </style:style>
    <style:style style:name="T13" style:family="text">
      <style:text-properties officeooo:rsid="003351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Module </text:span><text:span text:style-name="T3">Si</text:span><text:span text:style-name="T5">x: </text:span><text:span text:style-name="Strong_20_Emphasis"><text:span text:style-name="T5">Key Risk Indicators and Self-Assessments</text:span></text:span></text:p>
      <text:p text:style-name="P3"><text:span text:style-name="Emphasis"><text:span text:style-name="T4">Operational </text:span></text:span><text:span text:style-name="Emphasis"><text:span text:style-name="T2">Risk Management: A Complete Guide to a Successful Operational Risk Framework</text:span></text:span></text:p>
      <text:p text:style-name="P4">Chapter<text:span text:style-name="T11">s 9 &amp; 10</text:span></text:p>
      <text:p text:style-name="P2">1<text:span text:style-name="T10">1</text:span>/<text:span text:style-name="T11">15</text:span></text:p>
      <text:p text:style-name="P1"/>
      <text:p text:style-name="P1">Learning Object<text:span text:style-name="T1">i</text:span>ves</text:p>
      <text:list xml:id="list3865624353" text:style-name="L1">
        <text:list-item>
          <text:p text:style-name="P30">Identify three common key risk indicators used by a financial services company </text:p>
        </text:list-item>
      </text:list>
      <text:p text:style-name="P5"/>
      <text:p text:style-name="P6">Key Risk Indicators</text:p>
      <text:list xml:id="list1111868176" text:style-name="L7">
        <text:list-item>
          <text:p text:style-name="P7">used to keep a finger on the pulse of the changing risk environment</text:p>
        </text:list-item>
        <text:list-item>
          <text:p text:style-name="P7">external risk factors, internal risk factors, and the control environment can be monitored using metrics</text:p>
        </text:list-item>
        <text:list-item>
          <text:p text:style-name="P7">most metrics only count something and should not be confused with a true KRI</text:p>
          <text:list>
            <text:list-item>
              <text:p text:style-name="P7">safer to refer to gathered metrics as “indicators” rather than KRIs until they have proven their worth</text:p>
            </text:list-item>
          </text:list>
        </text:list-item>
        <text:list-item>
          <text:p text:style-name="P7">Key Performance Indicators</text:p>
          <text:list>
            <text:list-item>
              <text:p text:style-name="P7">measure how well something is performing, or how efficient it is</text:p>
            </text:list-item>
          </text:list>
        </text:list-item>
      </text:list>
      <text:list xml:id="list3403755198" text:style-name="L8">
        <text:list-item>
          <text:p text:style-name="P9">Key Control Indicators</text:p>
          <text:list>
            <text:list-item>
              <text:p text:style-name="P9">measure how effectively a control is working</text:p>
            </text:list-item>
          </text:list>
        </text:list-item>
        <text:list-item>
          <text:p text:style-name="P9">Types of metrics</text:p>
          <text:list>
            <text:list-item>
              <text:p text:style-name="P9">Exception Monitoring</text:p>
              <text:list>
                <text:list-item>
                  <text:p text:style-name="P9">raises a flag when an exception occurs</text:p>
                </text:list-item>
              </text:list>
            </text:list-item>
            <text:list-item>
              <text:p text:style-name="P9">Lagging Indicators</text:p>
              <text:list>
                <text:list-item>
                  <text:p text:style-name="P9">track past activity and look for trends over time</text:p>
                </text:list-item>
                <text:list-item>
                  <text:p text:style-name="P9">show us what has already happened, not what is going to happen</text:p>
                  <text:list>
                    <text:list-item>
                      <text:p text:style-name="P9">past performance is not necessarily an indication of future performance</text:p>
                    </text:list-item>
                    <text:list-item>
                      <text:p text:style-name="P9">analysis of trends can be helpful in the formation of strategy and in identifying changing risk profiles</text:p>
                    </text:list-item>
                  </text:list>
                </text:list-item>
              </text:list>
            </text:list-item>
            <text:list-item>
              <text:p text:style-name="P9">Leading Indicators</text:p>
              <text:list>
                <text:list-item>
                  <text:p text:style-name="P9">attempt to predict points of emerging risk</text:p>
                </text:list-item>
                <text:list-item>
                  <text:p text:style-name="P9">strong leading indicators allow for preventative measures to be taken</text:p>
                </text:list-item>
              </text:list>
            </text:list-item>
          </text:list>
        </text:list-item>
      </text:list>
      <text:p text:style-name="P8"/>
      <text:p text:style-name="P8">Selecting KRIs</text:p>
      <text:list xml:id="list3033920104" text:style-name="L9">
        <text:list-item>
          <text:p text:style-name="P10">metrics needed to be filtered and enhanced in order to find the most appropriate indicators</text:p>
        </text:list-item>
        <text:list-item>
          <text:p text:style-name="P11">helpful to complete the RCSA program before seeking KRIs</text:p>
          <text:list>
            <text:list-item>
              <text:p text:style-name="P11">search can be narrowed down to only those metrics that are relevant to the risks that have been identified in the RCSA</text:p>
            </text:list-item>
            <text:list-item>
              <text:p text:style-name="P10">assist the operational risk manager in identifying which are the high risks and which risks are currently low but are in danger of alleviating if the control environment deteriorates</text:p>
            </text:list-item>
          </text:list>
        </text:list-item>
        <text:list-item>
          <text:p text:style-name="P10">SMART principles suggest that a KRI should be:</text:p>
          <text:list>
            <text:list-item>
              <text:p text:style-name="P10">Specific</text:p>
            </text:list-item>
            <text:list-item>
              <text:p text:style-name="P10">Measurable</text:p>
            </text:list-item>
            <text:list-item>
              <text:p text:style-name="P10">Attainable</text:p>
            </text:list-item>
            <text:list-item>
              <text:p text:style-name="P10">Relevant</text:p>
            </text:list-item>
            <text:list-item>
              <text:p text:style-name="P11">Timely</text:p>
            </text:list-item>
          </text:list>
        </text:list-item>
        <text:list-item>
          <text:p text:style-name="P11">Thresholds</text:p>
        </text:list-item>
      </text:list>
      <text:list xml:id="list2373599935" text:style-name="L10">
        <text:list-item>
          <text:p text:style-name="P24"><text:span text:style-name="T7">can be a purely subjective and qualitative approach (high, medium, low)</text:span></text:p>
        </text:list-item>
        <text:list-item>
          <text:p text:style-name="P12">can be a more scientific approach</text:p>
          <text:list>
            <text:list-item>
              <text:p text:style-name="P12"><text:soft-page-break/>can apply statistical analysis to that data set and determine the properties of those data</text:p>
            </text:list-item>
            <text:list-item>
              <text:p text:style-name="P12">makes it possible to apply a consistent threshold approach to all metrics</text:p>
            </text:list-item>
          </text:list>
        </text:list-item>
      </text:list>
      <text:p text:style-name="P13"/>
      <text:p text:style-name="P13">KRI Standards</text:p>
      <text:list xml:id="list4044315950" text:style-name="L11">
        <text:list-item>
          <text:p text:style-name="P14">Name of the indicator</text:p>
        </text:list-item>
        <text:list-item>
          <text:p text:style-name="P14">Risk that it is being monitored against</text:p>
        </text:list-item>
        <text:list-item>
          <text:p text:style-name="P14">Method of calculation</text:p>
        </text:list-item>
        <text:list-item>
          <text:p text:style-name="P14">Owner of the KRI</text:p>
        </text:list-item>
        <text:list-item>
          <text:p text:style-name="P14">Red flag threshold, or red, amber, green or high, medium, low thresholds</text:p>
        </text:list-item>
        <text:list-item>
          <text:p text:style-name="P14">Reporting period</text:p>
        </text:list-item>
      </text:list>
      <text:p text:style-name="P13"/>
      <text:p text:style-name="P13">KRI Challenges</text:p>
      <text:list xml:id="list3637315823" text:style-name="L12">
        <text:list-item>
          <text:p text:style-name="P15">there is no consensus on which KRIs should be collected, although some best practice is starting to emerge</text:p>
        </text:list-item>
        <text:list-item>
          <text:p text:style-name="P15">firms are participating in collaborative exercises with these and other organizations to compare metrics and seek out possible benchmarking opportunities</text:p>
        </text:list-item>
        <text:list-item>
          <text:p text:style-name="P15">a complete KRI program also requires constant validation and feedback and strong standards</text:p>
        </text:list-item>
      </text:list>
      <text:p text:style-name="P13"/>
      <text:p text:style-name="P13">Risk and Control Self-Assessments</text:p>
      <text:list xml:id="list1837103908" text:style-name="L13">
        <text:list-item>
          <text:p text:style-name="P16">The Role of Assessments</text:p>
          <text:list>
            <text:list-item>
              <text:p text:style-name="P16">to identify, assess, monitor, control, and mitigate events that have not yet occurred</text:p>
            </text:list-item>
            <text:list-item>
              <text:p text:style-name="P16">provides insight into risks that exist in the firm, regardless of whether they have occurred before</text:p>
            </text:list-item>
            <text:list-item>
              <text:p text:style-name="P16">often provide the best leading indicators of where risk needs to be mitigated</text:p>
            </text:list-item>
            <text:list-item>
              <text:p text:style-name="P16">often the most enthusiastically adopted elements of the program, as they can quickly add value by providing a way for a department to articulate its risks</text:p>
            </text:list-item>
            <text:list-item>
              <text:p text:style-name="P16">also often the most troublesome elements, as finding the right way to manage the assessments that fits the culture of the firm, meets regulatory requirements, and meets the goals of identifying, assessing, and controlling operational risk can be very difficult</text:p>
            </text:list-item>
            <text:list-item>
              <text:p text:style-name="P16">the business benefit is being able to see your risks with transparency and make informed decisions about them</text:p>
            </text:list-item>
            <text:list-item>
              <text:p text:style-name="P16">regulatory requirements can be met through RCSAs</text:p>
            </text:list-item>
          </text:list>
        </text:list-item>
        <text:list-item>
          <text:p text:style-name="P16">Control Assessments</text:p>
          <text:list>
            <text:list-item>
              <text:p text:style-name="P16">tests a control's effectiveness against set criteria and issues a pass/fail or level of effectiveness score</text:p>
            </text:list-item>
            <text:list-item>
              <text:p text:style-name="P16">often done to the department by a third party</text:p>
            </text:list-item>
            <text:list-item>
              <text:p text:style-name="P16">can produce output that is very useful to the RCSA program</text:p>
            </text:list-item>
          </text:list>
        </text:list-item>
        <text:list-item>
          <text:p text:style-name="P16">Risk and Control Assessments</text:p>
          <text:list>
            <text:list-item>
              <text:p text:style-name="P16">similar to a control assessment but includes a risk assessment in addition</text:p>
            </text:list-item>
          </text:list>
        </text:list-item>
        <text:list-item>
          <text:p text:style-name="P16">RCSAs</text:p>
          <text:list>
            <text:list-item>
              <text:p text:style-name="P16">distinguished by its subjective nature</text:p>
            </text:list-item>
            <text:list-item>
              <text:p text:style-name="P16">conducted by the department or business unit and the scoring of risks and controls reflects <text:span text:style-name="T12">t</text:span>he view of the department or business itself</text:p>
            </text:list-item>
            <text:list-item>
              <text:p text:style-name="P16">advantage<text:span text:style-name="T12">s</text:span></text:p>
              <text:list>
                <text:list-item>
                  <text:p text:style-name="P17">embeds the culture of operational risk management</text:p>
                </text:list-item>
                <text:list-item>
                  <text:p text:style-name="P17">department<text:span text:style-name="T12">s</text:span> take ownership of <text:span text:style-name="T12">their </text:span>own risks and controls and assesses the risks that may exist in its area</text:p>
                  <text:list>
                    <text:list-item>
                      <text:p text:style-name="P17">can then prioritize mitigating actions and escalate risks that require higher authority for remediation</text:p>
                    </text:list-item>
                  </text:list>
                </text:list-item>
                <text:list-item>
                  <text:p text:style-name="P17"><text:soft-page-break/>can produce accurate and transparent operational risk reporting that can be used effectively in the firm</text:p>
                </text:list-item>
              </text:list>
            </text:list-item>
            <text:list-item>
              <text:p text:style-name="P17">challenge<text:span text:style-name="T12">s</text:span></text:p>
              <text:list>
                <text:list-item>
                  <text:p text:style-name="P17">can be considered as less accurate than an objective view</text:p>
                </text:list-item>
                <text:list-item>
                  <text:p text:style-name="P17">may be some skepticism over the scoring in the assessment</text:p>
                </text:list-item>
                <text:list-item>
                  <text:p text:style-name="P17">loss data should be compared to RCSA scores as a check. If losses are high in an area that has been scored as low risk in the RCSA, that would raise a serious question as to the quality of the self-assessment and might result in an audit point</text:p>
                </text:list-item>
              </text:list>
            </text:list-item>
          </text:list>
        </text:list-item>
      </text:list>
      <text:p text:style-name="P18"/>
      <text:p text:style-name="P18"><text:span text:style-name="T12">RCSA </text:span>Methods</text:p>
      <text:list xml:id="list3537877493" text:style-name="L14">
        <text:list-item>
          <text:p text:style-name="P19">Questionnaire Approach</text:p>
          <text:list>
            <text:list-item>
              <text:p text:style-name="P19">uses a template to present standard risk and control questions to participants</text:p>
            </text:list-item>
            <text:list-item>
              <text:p text:style-name="P20">content is designed by the operational risk team, usually after intensive discussions across the firm</text:p>
            </text:list-item>
            <text:list-item>
              <text:p text:style-name="P20">each risk category or business process is analyzed and a list of related risks is prepared</text:p>
              <text:list>
                <text:list-item>
                  <text:p text:style-name="P20">for each risk, expected controls are identified</text:p>
                </text:list-item>
              </text:list>
            </text:list-item>
            <text:list-item>
              <text:p text:style-name="P20">usually distributed to a nominated party in each department</text:p>
              <text:list>
                <text:list-item>
                  <text:p text:style-name="P20">provides self-assessed scores for each expected control, and risk levels (for example, high, medium, or low) and probabilities for each risk</text:p>
                </text:list-item>
              </text:list>
            </text:list-item>
            <text:list-item>
              <text:p text:style-name="P25"><text:span text:style-name="T8">level of complexity can vary enormously</text:span></text:p>
            </text:list-item>
            <text:list-item>
              <text:p text:style-name="P25"><text:span text:style-name="T8">advantages</text:span></text:p>
              <text:list>
                <text:list-item>
                  <text:p text:style-name="P25"><text:span text:style-name="T8">makes it easier to consolidate reporting and identify cross firm themes and trends</text:span></text:p>
                </text:list-item>
                <text:list-item>
                  <text:p text:style-name="P25"><text:span text:style-name="T8">ensures that a consistent approach is being taken across the firm and ensures that risks and controls that have been identified by the operational risk department are considered by every department</text:span></text:p>
                </text:list-item>
                <text:list-item>
                  <text:p text:style-name="P25"><text:span text:style-name="T8">well suited to a firm that has multiple similar activities</text:span></text:p>
                </text:list-item>
                <text:list-item>
                  <text:p text:style-name="P25"><text:span text:style-name="T8">can take advantage of technology to distribute and collect questionnaires</text:span></text:p>
                </text:list-item>
              </text:list>
            </text:list-item>
            <text:list-item>
              <text:p text:style-name="P25"><text:span text:style-name="T8">disadvantages</text:span></text:p>
              <text:list>
                <text:list-item>
                  <text:p text:style-name="P26"><text:span text:style-name="T6">if a firm does not have standard branches or repeated processes, then a standard RCSA might be more frustrating than it is helpful</text:span></text:p>
                </text:list-item>
                <text:list-item>
                  <text:p text:style-name="P26"><text:span text:style-name="T6">usually sent to specific nominated parties for completion</text:span></text:p>
                  <text:list>
                    <text:list-item>
                      <text:p text:style-name="P26"><text:span text:style-name="T6">careful facilitation is required to ensure that a departmental view is being expressed in the assessment and not just one person's opinion</text:span></text:p>
                    </text:list-item>
                  </text:list>
                </text:list-item>
                <text:list-item>
                  <text:p text:style-name="P26"><text:span text:style-name="T6">original design might be missing a key risk or control, and participants might not have an opportunity to, or may be reluctant to, raise new items</text:span></text:p>
                </text:list-item>
                <text:list-item>
                  <text:p text:style-name="P26"><text:span text:style-name="T6">can result in a “check all” mentality</text:span></text:p>
                  <text:list>
                    <text:list-item>
                      <text:p text:style-name="P26"><text:span text:style-name="T6">participants simply check the boxes that are likely to result in the least follow up work, or that express an average score or the middle ground</text:span></text:p>
                    </text:list-item>
                  </text:list>
                </text:list-item>
              </text:list>
            </text:list-item>
          </text:list>
        </text:list-item>
        <text:list-item>
          <text:p text:style-name="P26"><text:span text:style-name="T6">Workshop Approach</text:span></text:p>
          <text:list>
            <text:list-item>
              <text:p text:style-name="P26"><text:span text:style-name="T6">RCSA is discussed in a group setting, with facilitation from the operational risk department</text:span></text:p>
            </text:list-item>
            <text:list-item>
              <text:p text:style-name="P26"><text:span text:style-name="T6">each risk is discussed, and related controls are scored for effectiveness</text:span></text:p>
            </text:list-item>
            <text:list-item>
              <text:p text:style-name="P26"><text:span text:style-name="T6">some workshops also collect other impact data, such as possible client impact, legal or regulatory impact, reputational impact, and life safety impact</text:span></text:p>
            </text:list-item>
            <text:list-item>
              <text:p text:style-name="P26"><text:span text:style-name="T6">are time consuming for all involved and require a strong commitment from both the participants and the facilitators</text:span></text:p>
            </text:list-item>
            <text:list-item>
              <text:p text:style-name="P26"><text:span text:style-name="T6">preparation for the workshop is usually extensive, involving the review of past losses, audit, compliance, and Sarbanes-Oxley reports and interviews with business managers and support areas</text:span></text:p>
            </text:list-item>
            <text:list-item>
              <text:p text:style-name="P26"><text:span text:style-name="T6">advantages</text:span></text:p>
              <text:list>
                <text:list-item>
                  <text:p text:style-name="P26"><text:soft-page-break/><text:span text:style-name="T6">provides a forum for an in-depth discussion of the operational risks in the firm</text:span></text:p>
                </text:list-item>
                <text:list-item>
                  <text:p text:style-name="P26"><text:span text:style-name="T6">group approach to scoring ensures that there has been full participation in the scoring, rather than a single view</text:span></text:p>
                </text:list-item>
                <text:list-item>
                  <text:p text:style-name="P26"><text:span text:style-name="T6">often results in new risks and controls being identified and so contributes to the richness of the operational risk framework</text:span></text:p>
                </text:list-item>
                <text:list-item>
                  <text:p text:style-name="P26"><text:span text:style-name="T6">generally more appropriate for firms that do not have consistent branches or processes, and that need more flexibility than can be offered in a questionnaire-based approach</text:span></text:p>
                </text:list-item>
              </text:list>
            </text:list-item>
            <text:list-item>
              <text:p text:style-name="P26"><text:span text:style-name="T6">disadvantages</text:span></text:p>
              <text:list>
                <text:list-item>
                  <text:p text:style-name="P26"><text:span text:style-name="T6">flexibility can also result in inconsistency</text:span></text:p>
                </text:list-item>
                <text:list-item>
                  <text:p text:style-name="P26"><text:span text:style-name="T6">consolidating the results can be challenging as each workshop output might look very different to the others</text:span></text:p>
                </text:list-item>
                <text:list-item>
                  <text:p text:style-name="P26"><text:span text:style-name="T6">the roll out of a workshop-based approach is extremely burdensome on the operational risk department, and on the firm</text:span></text:p>
                </text:list-item>
              </text:list>
            </text:list-item>
          </text:list>
        </text:list-item>
        <text:list-item>
          <text:p text:style-name="P26"><text:span text:style-name="T6">Hybrid RCSA Methods</text:span></text:p>
          <text:list>
            <text:list-item>
              <text:p text:style-name="P26"><text:span text:style-name="T6">transition from workshops to questionnaires after a number of years</text:span></text:p>
            </text:list-item>
            <text:list-item>
              <text:p text:style-name="P26"><text:span text:style-name="T6">alternate between the two</text:span></text:p>
            </text:list-item>
            <text:list-item>
              <text:p text:style-name="P20">might adopt a questionnaire approach but set certain triggers that will result in a workshop being held for a particular risk category</text:p>
            </text:list-item>
          </text:list>
        </text:list-item>
      </text:list>
      <text:p text:style-name="P21"/>
      <text:p text:style-name="P21">RCSA Scoring Methods</text:p>
      <text:list xml:id="list816646979" text:style-name="L15">
        <text:list-item>
          <text:p text:style-name="P22"><text:span text:style-name="T13">n</text:span>eed to be adapted to meet the risk appetites of the firm</text:p>
        </text:list-item>
        <text:list-item>
          <text:p text:style-name="P22">Scoring Control Effectiveness</text:p>
          <text:list>
            <text:list-item>
              <text:p text:style-name="P23">Design</text:p>
            </text:list-item>
            <text:list-item>
              <text:p text:style-name="P23">Performance</text:p>
            </text:list-item>
          </text:list>
        </text:list-item>
        <text:list-item>
          <text:p text:style-name="P23">Risk Impact Scores</text:p>
          <text:list>
            <text:list-item>
              <text:p text:style-name="P27"><text:span text:style-name="T9">a financial impact score or a score for other impact types, on a scale that is provided</text:span></text:p>
            </text:list-item>
            <text:list-item>
              <text:p text:style-name="P27"><text:span text:style-name="T9">usually scored on a residual scale - the likely impact after all the controls are in place, or after the control effectiveness scores have been determined</text:span></text:p>
            </text:list-item>
            <text:list-item>
              <text:p text:style-name="P27"><text:span text:style-name="T9">some also score the inherent impact - the likely impact before controls are considered</text:span></text:p>
            </text:list-item>
          </text:list>
        </text:list-item>
        <text:list-item>
          <text:p text:style-name="P27"><text:span text:style-name="T9">Probability or Frequency</text:span></text:p>
        </text:list-item>
        <text:list-item>
          <text:p text:style-name="P27"><text:span text:style-name="T9">Risk Severity</text:span></text:p>
        </text:list-item>
      </text:list>
      <text:p text:style-name="P28"><text:span text:style-name="T9"/></text:p>
      <text:p text:style-name="P28"><text:span text:style-name="T9">RCSA Best Practices</text:span></text:p>
      <text:list xml:id="list3003871044" text:style-name="L17">
        <text:list-item>
          <text:p text:style-name="P29"><text:span text:style-name="T9">Interview Participants Beforehand</text:span></text:p>
        </text:list-item>
        <text:list-item>
          <text:p text:style-name="P29"><text:span text:style-name="T9">Review Available Background Data from Other Functions</text:span></text:p>
        </text:list-item>
        <text:list-item>
          <text:p text:style-name="P29"><text:span text:style-name="T9">Review Past RCSAs and Related RCSAs</text:span></text:p>
        </text:list-item>
        <text:list-item>
          <text:p text:style-name="P29"><text:span text:style-name="T9">Review Internal Loss Data</text:span></text:p>
        </text:list-item>
        <text:list-item>
          <text:p text:style-name="P29"><text:span text:style-name="T9">Review of External Events</text:span></text:p>
        </text:list-item>
        <text:list-item>
          <text:p text:style-name="P29"><text:span text:style-name="T9">Carefully Select and Train Participants</text:span></text:p>
        </text:list-item>
        <text:list-item>
          <text:p text:style-name="P29"><text:span text:style-name="T9">Document Results</text:span></text:p>
        </text:list-item>
        <text:list-item>
          <text:p text:style-name="P29"><text:span text:style-name="T9">Score Appropriately</text:span></text:p>
        </text:list-item>
        <text:list-item>
          <text:p text:style-name="P29"><text:span text:style-name="T9">Identify Mitigating Actions</text:span></text:p>
        </text:list-item>
        <text:list-item>
          <text:p text:style-name="P29"><text:span text:style-name="T9">Implement Appropriate Technology</text:span></text:p>
        </text:list-item>
        <text:list-item>
          <text:p text:style-name="P29"><text:span text:style-name="T9">Ensure Completeness Using Taxonomies</text:span></text:p>
        </text:list-item>
        <text:list-item>
          <text:p text:style-name="P29"><text:span text:style-name="T9">Themes Identified</text:span></text:p>
        </text:list-item>
        <text:list-item>
          <text:p text:style-name="P29"><text:span text:style-name="T9">Leverage Existing Assessments</text:span></text:p>
        </text:list-item>
        <text:list-item>
          <text:p text:style-name="P29"><text:span text:style-name="T9">Schedule Appropriately</text:span></text:p>
        </text:list-item>
        <text:list-item>
          <text:p text:style-name="P29"><text:span text:style-name="T9">Backtest or Validate Result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1-15T20:02:45.241877548</dc:date>
    <meta:editing-duration>PT43M28S</meta:editing-duration>
    <meta:editing-cycles>17</meta:editing-cycles>
    <meta:generator>LibreOffice/6.4.7.2$Linux_X86_64 LibreOffice_project/40$Build-2</meta:generator>
    <meta:document-statistic meta:table-count="0" meta:image-count="0" meta:object-count="0" meta:page-count="4" meta:paragraph-count="147" meta:word-count="1576" meta:character-count="9248" meta:non-whitespace-character-count="7952"/>
  </office:meta>
</office:document-meta>
</file>